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7">
            <text:p>AAR-707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10010.0">
            <text:p>1001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1">
            <text:p>AAR-304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9750.0">
            <text:p>9750.0</text:p>
          </table:table-cell>
          <table:table-cell office:value-type="float" office:value="65.0">
            <text:p>6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4">
            <text:p>AAR-704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750.0">
            <text:p>875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9">
            <text:p>-2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K-6959">
            <text:p>K-6959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9010.0">
            <text:p>9010.0</text:p>
          </table:table-cell>
          <table:table-cell office:value-type="float" office:value="120.0">
            <text:p>12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5">
            <text:p>AAR-4535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3">
            <text:p>AAR-703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820.0">
            <text:p>882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">
            <text:p>-2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3">
            <text:p>AAR-4533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310.0">
            <text:p>103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8">
            <text:p>-3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2">
            <text:p>AAR-3042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0120.0">
            <text:p>1012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3">
            <text:p>-3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4">
            <text:p>AAR-4064</text:p>
          </table:table-cell>
          <table:table-cell office:value-type="float" office:value="56.58">
            <text:p>56.58</text:p>
          </table:table-cell>
          <table:table-cell office:value-type="float" office:value="11.43">
            <text:p>11.43</text:p>
          </table:table-cell>
          <table:table-cell office:value-type="float" office:value="10600.0">
            <text:p>1060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3">
            <text:p>AAR-4063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9145.0">
            <text:p>9145.0</text:p>
          </table:table-cell>
          <table:table-cell office:value-type="float" office:value="75.0">
            <text:p>75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2">
            <text:p>AAR-4062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8520.0">
            <text:p>8520.0</text:p>
          </table:table-cell>
          <table:table-cell office:value-type="float" office:value="55.0">
            <text:p>55.0</text:p>
          </table:table-cell>
          <table:table-cell office:value-type="string" office:value="Balanus crenatus and Cerastoderma edule shells">
            <text:p>Balanus crenatu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1">
            <text:p>AAR-4061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9235.0">
            <text:p>9235.0</text:p>
          </table:table-cell>
          <table:table-cell office:value-type="float" office:value="55.0">
            <text:p>55.0</text:p>
          </table:table-cell>
          <table:table-cell office:value-type="string" office:value="Cerastoderma edule and Macoma balthica shells">
            <text:p>Cerastoderma edule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6">
            <text:p>AAR-706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480.0">
            <text:p>948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4">
            <text:p>AAR-4534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410.0">
            <text:p>104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5">
            <text:p>AAR-705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0">
            <text:p>AAR-4060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1120.0">
            <text:p>11120.0</text:p>
          </table:table-cell>
          <table:table-cell office:value-type="float" office:value="70.0">
            <text:p>7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1">
            <text:p>AAR-453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340.0">
            <text:p>8340.0</text:p>
          </table:table-cell>
          <table:table-cell office:value-type="float" office:value="80.0">
            <text:p>80.0</text:p>
          </table:table-cell>
          <table:table-cell office:value-type="string" office:value="Corbula gibba shell">
            <text:p>Corbula gibb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8">
            <text:p>-2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1">
            <text:p>AAR-701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00.0">
            <text:p>860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3">
            <text:p>-2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5">
            <text:p>AAR-4065</text:p>
          </table:table-cell>
          <table:table-cell office:value-type="float" office:value="56.3">
            <text:p>56.3</text:p>
          </table:table-cell>
          <table:table-cell office:value-type="float" office:value="11.18">
            <text:p>11.18</text:p>
          </table:table-cell>
          <table:table-cell office:value-type="float" office:value="8670.0">
            <text:p>867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2">
            <text:p>AAR-702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20.0">
            <text:p>862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3">
            <text:p>AAR-3043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1930.0">
            <text:p>11930.0</text:p>
          </table:table-cell>
          <table:table-cell office:value-type="float" office:value="100.0">
            <text:p>10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5">
            <text:p>-3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2">
            <text:p>AAR-4532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730.0">
            <text:p>8730.0</text:p>
          </table:table-cell>
          <table:table-cell office:value-type="float" office:value="90.0">
            <text:p>90.0</text:p>
          </table:table-cell>
          <table:table-cell office:value-type="string" office:value="Mya truncata shell">
            <text:p>Mya trunc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">
            <text:p>-2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5058">
            <text:p>AAR-5058</text:p>
          </table:table-cell>
          <table:table-cell office:value-type="float" office:value="56.6">
            <text:p>56.6</text:p>
          </table:table-cell>
          <table:table-cell office:value-type="float" office:value="11.83">
            <text:p>11.83</text:p>
          </table:table-cell>
          <table:table-cell office:value-type="float" office:value="13070.0">
            <text:p>13070.0</text:p>
          </table:table-cell>
          <table:table-cell office:value-type="float" office:value="100.0">
            <text:p>100.0</text:p>
          </table:table-cell>
          <table:table-cell office:value-type="string" office:value="Portlandia arctica shell">
            <text:p>Portlandi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8.9">
            <text:p>-3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26">
            <text:p>AAR-4526</text:p>
          </table:table-cell>
          <table:table-cell office:value-type="float" office:value="56.47">
            <text:p>56.47</text:p>
          </table:table-cell>
          <table:table-cell office:value-type="float" office:value="11.48">
            <text:p>11.48</text:p>
          </table:table-cell>
          <table:table-cell office:value-type="float" office:value="14000.0">
            <text:p>14000.0</text:p>
          </table:table-cell>
          <table:table-cell office:value-type="float" office:value="120.0">
            <text:p>12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7">
            <text:p>AAR-4537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960.0">
            <text:p>9960.0</text:p>
          </table:table-cell>
          <table:table-cell office:value-type="float" office:value="90.0">
            <text:p>9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5">
            <text:p>-3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6">
            <text:p>AAR-4536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600.0">
            <text:p>9600.0</text:p>
          </table:table-cell>
          <table:table-cell office:value-type="float" office:value="80.0">
            <text:p>8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